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ta1" style:family="table" style:master-page-name="PageStyle_5f_20201025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3">
      <style:table-cell-properties fo:border-bottom="1.76pt solid #000000" fo:background-color="#bdd7ee" style:diagonal-bl-tr="none" style:diagonal-tl-br="none" fo:border-left="none" fo:border-right="1.76pt solid #000000" style:rotation-align="none" fo:border-top="1.76pt solid #000000"/>
      <style:text-properties fo:color="#00206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Percent" style:data-style-name="N11">
      <style:table-cell-properties fo:background-color="#9dc3e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 style:data-style-name="N3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 style:data-style-name="N3">
      <style:table-cell-properties style:rotation-align="none"/>
    </style:style>
    <style:style style:name="ce45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 style:data-style-name="N11">
      <style:table-cell-properties style:rotation-align="none"/>
    </style:style>
    <style:style style:name="ce4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66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ackground-color="#cc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1.76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8" style:family="table-cell" style:parent-style-name="Default">
      <style:table-cell-properties fo:background-color="#ff7c8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 style:data-style-name="N0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 style:data-style-name="N0">
      <style:table-cell-properties fo:border-bottom="0.74pt solid #000000" fo:background-color="#ed7d31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 style:data-style-name="N0">
      <style:table-cell-properties fo:background-color="#ffc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ackground-color="#ff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fo:background-color="#cc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fo:background-color="#66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order-bottom="0.74pt solid #000000" fo:background-color="#9dc3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3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 style:data-style-name="N0">
      <style:table-cell-properties fo:border-bottom="0.74pt solid #000000" fo:background-color="#c5e0b4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 style:data-style-name="N0">
      <style:table-cell-properties fo:background-color="#e2f0d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 style:data-style-name="N0">
      <style:table-cell-properties fo:background-color="#c5e0b4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 style:data-style-name="N0">
      <style:table-cell-properties fo:border-bottom="1.76pt solid #000000" fo:background-color="#ccff66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86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8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9" style:family="table-cell" style:parent-style-name="Default" style:data-style-name="N11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 style:data-style-name="N11">
      <style:table-cell-properties fo:border-bottom="0.74pt solid #000000" fo:background-color="#ed7d31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 style:data-style-name="N11">
      <style:table-cell-properties fo:border-bottom="0.74pt solid #000000" fo:background-color="#ffc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 style:data-style-name="N1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 style:data-style-name="N11">
      <style:table-cell-properties fo:border-bottom="0.74pt solid #000000" fo:background-color="#cc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 style:data-style-name="N11">
      <style:table-cell-properties fo:border-bottom="0.74pt solid #000000" fo:background-color="#66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 style:data-style-name="N11">
      <style:table-cell-properties fo:border-bottom="0.74pt solid #000000" fo:background-color="#9dc3e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Excel_20_Built-in_20_Percent" style:data-style-name="N11">
      <style:table-cell-properties fo:border-bottom="none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Excel_20_Built-in_20_Percent" style:data-style-name="N11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Excel_20_Built-in_20_Percent" style:data-style-name="N11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Excel_20_Built-in_20_Percent" style:data-style-name="N11">
      <style:table-cell-properties fo:border-bottom="none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Excel_20_Built-in_20_Percent" style:data-style-name="N11">
      <style:table-cell-properties fo:border-bottom="1.76pt solid #000000" fo:background-color="#cc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6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02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en 28 casos confirmados no ha sido posible identificar la edad o el sex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8" office:value-type="string" calcext:value-type="string">
            <text:p>Hombre</text:p>
          </table:table-cell>
          <table:table-cell table:style-name="ce18" office:value-type="string" calcext:value-type="string">
            <text:p>Mujer</text:p>
          </table:table-cell>
          <table:table-cell table:style-name="ce18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35" table:formula="of:=[.B3]+[.C3]" office:value-type="float" office:value="4" calcext:value-type="float">
            <text:p>4</text:p>
          </table:table-cell>
          <table:table-cell table:style-name="ce42" table:formula="of:=[.D3]/[.$D$12]" office:value-type="percentage" office:value="0.00539811066126856" calcext:value-type="percentage">
            <text:p>0,5%</text:p>
          </table:table-cell>
          <table:table-cell table:style-name="ce48" table:formula="of:=[.E3]" office:value-type="percentage" office:value="0.00539811066126856" calcext:value-type="percentage">
            <text:p>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20" office:value-type="float" office:value="34" calcext:value-type="float">
            <text:p>34</text:p>
          </table:table-cell>
          <table:table-cell table:style-name="ce30" office:value-type="float" office:value="34" calcext:value-type="float">
            <text:p>34</text:p>
          </table:table-cell>
          <table:table-cell table:style-name="ce35" table:formula="of:=[.B4]+[.C4]" office:value-type="float" office:value="68" calcext:value-type="float">
            <text:p>68</text:p>
          </table:table-cell>
          <table:table-cell table:style-name="ce42" table:formula="of:=[.D4]/[.$D$12]" office:value-type="percentage" office:value="0.0917678812415655" calcext:value-type="percentage">
            <text:p>9,2%</text:p>
          </table:table-cell>
          <table:table-cell table:style-name="ce49" table:formula="of:=[.F3]+[.E4]" office:value-type="percentage" office:value="0.097165991902834" calcext:value-type="percentage">
            <text:p>1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20" office:value-type="float" office:value="45" calcext:value-type="float">
            <text:p>45</text:p>
          </table:table-cell>
          <table:table-cell table:style-name="ce30" office:value-type="float" office:value="40" calcext:value-type="float">
            <text:p>40</text:p>
          </table:table-cell>
          <table:table-cell table:style-name="ce35" table:formula="of:=[.B5]+[.C5]" office:value-type="float" office:value="85" calcext:value-type="float">
            <text:p>85</text:p>
          </table:table-cell>
          <table:table-cell table:style-name="ce42" table:formula="of:=[.D5]/[.$D$12]" office:value-type="percentage" office:value="0.114709851551957" calcext:value-type="percentage">
            <text:p>11,5%</text:p>
          </table:table-cell>
          <table:table-cell table:style-name="ce48" table:formula="of:=[.F4]+[.E5]" office:value-type="percentage" office:value="0.211875843454791" calcext:value-type="percentage">
            <text:p>2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20" office:value-type="float" office:value="34" calcext:value-type="float">
            <text:p>34</text:p>
          </table:table-cell>
          <table:table-cell table:style-name="ce30" office:value-type="float" office:value="40" calcext:value-type="float">
            <text:p>40</text:p>
          </table:table-cell>
          <table:table-cell table:style-name="ce35" table:formula="of:=[.B6]+[.C6]" office:value-type="float" office:value="74" calcext:value-type="float">
            <text:p>74</text:p>
          </table:table-cell>
          <table:table-cell table:style-name="ce42" table:formula="of:=[.D6]/[.$D$12]" office:value-type="percentage" office:value="0.0998650472334683" calcext:value-type="percentage">
            <text:p>10,0%</text:p>
          </table:table-cell>
          <table:table-cell table:style-name="ce50" table:formula="of:=[.F5]+[.E6]" office:value-type="percentage" office:value="0.311740890688259" calcext:value-type="percentage">
            <text:p>3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20" office:value-type="float" office:value="40" calcext:value-type="float">
            <text:p>40</text:p>
          </table:table-cell>
          <table:table-cell table:style-name="ce30" office:value-type="float" office:value="58" calcext:value-type="float">
            <text:p>58</text:p>
          </table:table-cell>
          <table:table-cell table:style-name="ce35" table:formula="of:=[.B7]+[.C7]" office:value-type="float" office:value="98" calcext:value-type="float">
            <text:p>98</text:p>
          </table:table-cell>
          <table:table-cell table:style-name="ce42" table:formula="of:=[.D7]/[.$D$12]" office:value-type="percentage" office:value="0.13225371120108" calcext:value-type="percentage">
            <text:p>13,2%</text:p>
          </table:table-cell>
          <table:table-cell table:style-name="ce50" table:formula="of:=[.F6]+[.E7]" office:value-type="percentage" office:value="0.443994601889339" calcext:value-type="percentage">
            <text:p>44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20" office:value-type="float" office:value="44" calcext:value-type="float">
            <text:p>44</text:p>
          </table:table-cell>
          <table:table-cell table:style-name="ce30" office:value-type="float" office:value="62" calcext:value-type="float">
            <text:p>62</text:p>
          </table:table-cell>
          <table:table-cell table:style-name="ce35" table:formula="of:=[.B8]+[.C8]" office:value-type="float" office:value="106" calcext:value-type="float">
            <text:p>106</text:p>
          </table:table-cell>
          <table:table-cell table:style-name="ce42" table:formula="of:=[.D8]/[.$D$12]" office:value-type="percentage" office:value="0.143049932523617" calcext:value-type="percentage">
            <text:p>14,3%</text:p>
          </table:table-cell>
          <table:table-cell table:style-name="ce48" table:formula="of:=[.F7]+[.E8]" office:value-type="percentage" office:value="0.587044534412955" calcext:value-type="percentage">
            <text:p>59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20" office:value-type="float" office:value="57" calcext:value-type="float">
            <text:p>57</text:p>
          </table:table-cell>
          <table:table-cell table:style-name="ce30" office:value-type="float" office:value="50" calcext:value-type="float">
            <text:p>50</text:p>
          </table:table-cell>
          <table:table-cell table:style-name="ce35" table:formula="of:=[.B9]+[.C9]" office:value-type="float" office:value="107" calcext:value-type="float">
            <text:p>107</text:p>
          </table:table-cell>
          <table:table-cell table:style-name="ce42" table:formula="of:=[.D9]/[.$D$12]" office:value-type="percentage" office:value="0.144399460188934" calcext:value-type="percentage">
            <text:p>14,4%</text:p>
          </table:table-cell>
          <table:table-cell table:style-name="ce48" table:formula="of:=[.F8]+[.E9]" office:value-type="percentage" office:value="0.731443994601889" calcext:value-type="percentage">
            <text:p>7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20" office:value-type="float" office:value="29" calcext:value-type="float">
            <text:p>29</text:p>
          </table:table-cell>
          <table:table-cell table:style-name="ce30" office:value-type="float" office:value="28" calcext:value-type="float">
            <text:p>28</text:p>
          </table:table-cell>
          <table:table-cell table:style-name="ce35" table:formula="of:=[.B10]+[.C10]" office:value-type="float" office:value="57" calcext:value-type="float">
            <text:p>57</text:p>
          </table:table-cell>
          <table:table-cell table:style-name="ce42" table:formula="of:=[.D10]/[.$D$12]" office:value-type="percentage" office:value="0.0769230769230769" calcext:value-type="percentage">
            <text:p>7,7%</text:p>
          </table:table-cell>
          <table:table-cell table:style-name="ce48" table:formula="of:=[.F9]+[.E10]" office:value-type="percentage" office:value="0.808367071524966" calcext:value-type="percentage">
            <text:p>8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20" office:value-type="float" office:value="42" calcext:value-type="float">
            <text:p>42</text:p>
          </table:table-cell>
          <table:table-cell table:style-name="ce30" office:value-type="float" office:value="100" calcext:value-type="float">
            <text:p>100</text:p>
          </table:table-cell>
          <table:table-cell table:style-name="ce35" table:formula="of:=[.B11]+[.C11]" office:value-type="float" office:value="142" calcext:value-type="float">
            <text:p>142</text:p>
          </table:table-cell>
          <table:table-cell table:style-name="ce43" table:formula="of:=[.D11]/[.$D$12]" office:value-type="percentage" office:value="0.191632928475034" calcext:value-type="percentage">
            <text:p>19,2%</text:p>
          </table:table-cell>
          <table:table-cell table:style-name="ce48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1" table:formula="of:=SUM([.B3:.B11])" office:value-type="float" office:value="326" calcext:value-type="float">
            <text:p>326</text:p>
          </table:table-cell>
          <table:table-cell table:style-name="ce21" table:formula="of:=SUM([.C3:.C11])" office:value-type="float" office:value="415" calcext:value-type="float">
            <text:p>415</text:p>
          </table:table-cell>
          <table:table-cell table:style-name="ce36" table:formula="of:=SUM([.D3:.D11])" office:value-type="float" office:value="741" calcext:value-type="float">
            <text:p>741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2" table:formula="of:=[.B12]/[.D12]" office:value-type="percentage" office:value="0.439946018893387" calcext:value-type="percentage">
            <text:p>44 %</text:p>
          </table:table-cell>
          <table:table-cell table:style-name="ce22" table:formula="of:=[.C12]/[.D12]" office:value-type="percentage" office:value="0.560053981106613" calcext:value-type="percentage">
            <text:p>56 %</text:p>
          </table:table-cell>
          <table:table-cell table:style-name="ce37"/>
          <table:table-cell table:number-columns-repeated="6"/>
        </table:table-row>
        <table:table-row table:style-name="ro1">
          <table:table-cell table:style-name="ce5"/>
          <table:table-cell table:style-name="ce22" table:number-columns-repeated="2"/>
          <table:table-cell table:style-name="ce37"/>
          <table:table-cell table:style-name="ce44"/>
          <table:table-cell table:number-columns-repeated="5"/>
        </table:table-row>
        <table:table-row table:style-name="ro1">
          <table:table-cell table:style-name="ce6" table:number-columns-repeated="4"/>
          <table:table-cell table:style-name="ce44"/>
          <table:table-cell table:number-columns-repeated="5"/>
        </table:table-row>
        <table:table-row table:style-name="ro1">
          <table:table-cell table:style-name="ce1" office:value-type="string" calcext:value-type="string">
            <text:p>Distribución por provincias: en 12 casos confirmads no ha sido posible identificar la provincia de procedencia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8" office:value-type="string" calcext:value-type="string">
            <text:p>TERUEL</text:p>
          </table:table-cell>
          <table:table-cell table:style-name="ce18" office:value-type="string" calcext:value-type="string">
            <text:p>ZARAGOZA</text:p>
          </table:table-cell>
          <table:table-cell table:style-name="ce18" office:value-type="string" calcext:value-type="string">
            <text:p>OTROS/NO IdeNTIFICADO</text:p>
          </table:table-cell>
          <table:table-cell table:style-name="ce18" office:value-type="string" calcext:value-type="string">
            <text:p>Total general</text:p>
          </table:table-cell>
          <table:table-cell/>
          <table:table-cell table:style-name="ce68" office:value-type="string" calcext:value-type="string" table:number-columns-spanned="3" table:number-rows-spanned="1">
            <text:p>LETALIDAD</text:p>
          </table:table-cell>
          <table:covered-table-cell table:style-name="ce86"/>
          <table:covered-table-cell table:style-name="ce104"/>
          <table:table-cell/>
        </table:table-row>
        <table:table-row table:style-name="ro2">
          <table:table-cell table:style-name="ce8" office:value-type="float" office:value="253" calcext:value-type="float">
            <text:p>253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419" calcext:value-type="float">
            <text:p>419</text:p>
          </table:table-cell>
          <table:table-cell table:style-name="ce38" office:value-type="float" office:value="12" calcext:value-type="float">
            <text:p>12</text:p>
          </table:table-cell>
          <table:table-cell table:style-name="ce45" table:formula="of:=SUM([.A18:.D18])" office:value-type="float" office:value="769" calcext:value-type="float">
            <text:p>769</text:p>
          </table:table-cell>
          <table:table-cell/>
          <table:table-cell table:style-name="ce69" office:value-type="percentage" office:value="0.031" calcext:value-type="percentage" table:number-columns-spanned="3" table:number-rows-spanned="1">
            <text:p>3,10 %</text:p>
          </table:table-cell>
          <table:covered-table-cell table:style-name="ce87"/>
          <table:covered-table-cell table:style-name="ce105"/>
          <table:table-cell/>
        </table:table-row>
        <table:table-row table:style-name="ro2">
          <table:table-cell table:style-name="ce9" table:formula="of:=[.A18]/[.$E$18]" office:value-type="percentage" office:value="0.328998699609883" calcext:value-type="percentage">
            <text:p>32,9%</text:p>
          </table:table-cell>
          <table:table-cell table:style-name="ce9" table:formula="of:=[.B18]/[.$E$18]" office:value-type="percentage" office:value="0.110533159947984" calcext:value-type="percentage">
            <text:p>11,1%</text:p>
          </table:table-cell>
          <table:table-cell table:style-name="ce9" table:formula="of:=[.C18]/[.$E$18]" office:value-type="percentage" office:value="0.544863459037711" calcext:value-type="percentage">
            <text:p>54,5%</text:p>
          </table:table-cell>
          <table:table-cell table:style-name="ce9" table:formula="of:=[.D18]/[.$E$18]" office:value-type="percentage" office:value="0.0156046814044213" calcext:value-type="percentage">
            <text:p>1,6%</text:p>
          </table:table-cell>
          <table:table-cell table:style-name="ce24"/>
          <table:table-cell table:number-columns-repeated="5"/>
        </table:table-row>
        <table:table-row table:style-name="ro2">
          <table:table-cell table:number-columns-repeated="6"/>
          <table:table-cell table:style-name="ce68" office:value-type="string" calcext:value-type="string" table:number-columns-spanned="3" table:number-rows-spanned="1">
            <text:p>MORTALIDAD/10.000</text:p>
          </table:table-cell>
          <table:covered-table-cell table:style-name="ce86"/>
          <table:covered-table-cell table:style-name="ce104"/>
          <table:table-cell/>
        </table:table-row>
        <table:table-row table:style-name="ro2">
          <table:table-cell table:style-name="ce10" office:value-type="string" calcext:value-type="string">
            <text:p>Distribución por síntomas: en 444 casos confirmados no ha sido posible identificar la existencia o no de sintomatología</text:p>
          </table:table-cell>
          <table:table-cell table:number-columns-repeated="5"/>
          <table:table-cell table:style-name="ce70" office:value-type="float" office:value="12.3" calcext:value-type="float" table:number-columns-spanned="3" table:number-rows-spanned="1">
            <text:p>12,30</text:p>
          </table:table-cell>
          <table:covered-table-cell table:style-name="ce88"/>
          <table:covered-table-cell table:style-name="ce106"/>
          <table:table-cell/>
        </table:table-row>
        <table:table-row table:style-name="ro2">
          <table:table-cell table:style-name="ce11" office:value-type="string" calcext:value-type="string">
            <text:p>ASINTOMÁTICOS</text:p>
          </table:table-cell>
          <table:table-cell table:style-name="ce8" office:value-type="float" office:value="155" calcext:value-type="float">
            <text:p>155</text:p>
          </table:table-cell>
          <table:table-cell table:style-name="ce31" table:formula="of:=[.B22]/([.B22]+[.B23])" office:value-type="percentage" office:value="0.476923076923077" calcext:value-type="percentage">
            <text:p>48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SINTOMÁTICOS</text:p>
          </table:table-cell>
          <table:table-cell table:style-name="ce24" office:value-type="float" office:value="170" calcext:value-type="float">
            <text:p>170</text:p>
          </table:table-cell>
          <table:table-cell table:style-name="ce32" table:formula="of:=[.B23]/([.B22]+[.B23])" office:value-type="percentage" office:value="0.523076923076923" calcext:value-type="percentage">
            <text:p>52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en 36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39 casos confirmado no ha sido posible identificar el sector sanitario.</text:p>
          </table:table-cell>
          <table:table-cell table:number-columns-repeated="4"/>
        </table:table-row>
        <table:table-row table:style-name="ro4">
          <table:table-cell table:style-name="ce13" office:value-type="string" calcext:value-type="string">
            <text:p>Zona Básica</text:p>
          </table:table-cell>
          <table:table-cell table:style-name="ce8" office:value-type="string" calcext:value-type="string">
            <text:p>Casos</text:p>
          </table:table-cell>
          <table:table-cell table:style-name="ce8" office:value-type="string" calcext:value-type="string">
            <text:p>Porcentaje</text:p>
          </table:table-cell>
          <table:table-cell table:style-name="ce8" office:value-type="string" calcext:value-type="string">
            <text:p>ZBS con casos</text:p>
          </table:table-cell>
          <table:table-cell table:style-name="ce46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4" office:value-type="string" calcext:value-type="string">
            <text:p>Alagón</text:p>
          </table:table-cell>
          <table:table-cell table:style-name="ce25" office:value-type="float" office:value="52" calcext:value-type="float">
            <text:p>52</text:p>
          </table:table-cell>
          <table:table-cell table:style-name="ce33" table:formula="of:=[.B28]/[.$B$118]" office:value-type="percentage" office:value="0.0676202860858258" calcext:value-type="percentage">
            <text:p>6,76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51" office:value-type="string" calcext:value-type="string">
            <text:p>ZARAGOZA III</text:p>
          </table:table-cell>
          <table:table-cell table:style-name="ce71" office:value-type="float" office:value="188" calcext:value-type="float">
            <text:p>188</text:p>
          </table:table-cell>
          <table:table-cell table:style-name="ce89" table:formula="of:=[.G28]/[.$E$18]" office:value-type="percentage" office:value="0.244473342002601" calcext:value-type="percentage">
            <text:p>24,45 %</text:p>
          </table:table-cell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5" office:value-type="float" office:value="49" calcext:value-type="float">
            <text:p>49</text:p>
          </table:table-cell>
          <table:table-cell table:style-name="ce33" table:formula="of:=[.B29]/[.$B$118]" office:value-type="percentage" office:value="0.0637191157347204" calcext:value-type="percentage">
            <text:p>6,37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2" office:value-type="string" calcext:value-type="string">
            <text:p>HUESCA</text:p>
          </table:table-cell>
          <table:table-cell table:style-name="ce72" office:value-type="float" office:value="184" calcext:value-type="float">
            <text:p>184</text:p>
          </table:table-cell>
          <table:table-cell table:style-name="ce90" table:formula="of:=[.G29]/[.$E$18]" office:value-type="percentage" office:value="0.23927178153446" calcext:value-type="percentage">
            <text:p>23,93 %</text:p>
          </table:table-cell>
          <table:table-cell table:style-name="ce108"/>
          <table:table-cell table:style-name="ce6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5" office:value-type="float" office:value="39" calcext:value-type="float">
            <text:p>39</text:p>
          </table:table-cell>
          <table:table-cell table:style-name="ce33" table:formula="of:=[.B30]/[.$B$118]" office:value-type="percentage" office:value="0.0507152145643693" calcext:value-type="percentage">
            <text:p>5,07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3" office:value-type="string" calcext:value-type="string">
            <text:p>ZARAGOZA II</text:p>
          </table:table-cell>
          <table:table-cell table:style-name="ce73" office:value-type="float" office:value="100" calcext:value-type="float">
            <text:p>100</text:p>
          </table:table-cell>
          <table:table-cell table:style-name="ce91" table:formula="of:=[.G30]/[.$E$18]" office:value-type="percentage" office:value="0.130039011703511" calcext:value-type="percentage">
            <text:p>13,00 %</text:p>
          </table:table-cell>
          <table:table-cell table:style-name="ce108"/>
          <table:table-cell table:style-name="ce6"/>
        </table:table-row>
        <table:table-row table:style-name="ro2">
          <table:table-cell table:style-name="ce14" office:value-type="string" calcext:value-type="string">
            <text:p>Teruel Ensanche</text:p>
          </table:table-cell>
          <table:table-cell table:style-name="ce25" office:value-type="float" office:value="30" calcext:value-type="float">
            <text:p>30</text:p>
          </table:table-cell>
          <table:table-cell table:style-name="ce33" table:formula="of:=[.B31]/[.$B$118]" office:value-type="percentage" office:value="0.0390117035110533" calcext:value-type="percentage">
            <text:p>3,90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ZARAGOZA I</text:p>
          </table:table-cell>
          <table:table-cell table:style-name="ce74" office:value-type="float" office:value="85" calcext:value-type="float">
            <text:p>85</text:p>
          </table:table-cell>
          <table:table-cell table:style-name="ce92" table:formula="of:=[.G31]/[.$E$18]" office:value-type="percentage" office:value="0.110533159947984" calcext:value-type="percentage">
            <text:p>11,05 %</text:p>
          </table:table-cell>
          <table:table-cell table:style-name="ce108"/>
          <table:table-cell table:style-name="ce6"/>
        </table:table-row>
        <table:table-row table:style-name="ro2">
          <table:table-cell table:style-name="ce14" office:value-type="string" calcext:value-type="string">
            <text:p>Grañén</text:p>
          </table:table-cell>
          <table:table-cell table:style-name="ce25" office:value-type="float" office:value="29" calcext:value-type="float">
            <text:p>29</text:p>
          </table:table-cell>
          <table:table-cell table:style-name="ce33" table:formula="of:=[.B32]/[.$B$118]" office:value-type="percentage" office:value="0.0377113133940182" calcext:value-type="percentage">
            <text:p>3,77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5" office:value-type="string" calcext:value-type="string">
            <text:p>BARBASTRO</text:p>
          </table:table-cell>
          <table:table-cell table:style-name="ce75" office:value-type="float" office:value="65" calcext:value-type="float">
            <text:p>65</text:p>
          </table:table-cell>
          <table:table-cell table:style-name="ce93" table:formula="of:=[.G32]/[.$E$18]" office:value-type="percentage" office:value="0.0845253576072822" calcext:value-type="percentage">
            <text:p>8,45 %</text:p>
          </table:table-cell>
          <table:table-cell table:style-name="ce108"/>
          <table:table-cell table:style-name="ce6"/>
        </table:table-row>
        <table:table-row table:style-name="ro2">
          <table:table-cell table:style-name="ce14" office:value-type="string" calcext:value-type="string">
            <text:p>Huesca Capital Nº 2 (Santo Grial)</text:p>
          </table:table-cell>
          <table:table-cell table:style-name="ce25" office:value-type="float" office:value="25" calcext:value-type="float">
            <text:p>25</text:p>
          </table:table-cell>
          <table:table-cell table:style-name="ce33" table:formula="of:=[.B33]/[.$B$118]" office:value-type="percentage" office:value="0.0325097529258778" calcext:value-type="percentage">
            <text:p>3,25 %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56" office:value-type="string" calcext:value-type="string">
            <text:p>TERUEL</text:p>
          </table:table-cell>
          <table:table-cell table:style-name="ce76" office:value-type="float" office:value="55" calcext:value-type="float">
            <text:p>55</text:p>
          </table:table-cell>
          <table:table-cell table:style-name="ce94" table:formula="of:=[.G33]/[.$E$18]" office:value-type="percentage" office:value="0.0715214564369311" calcext:value-type="percentage">
            <text:p>7,15 %</text:p>
          </table:table-cell>
          <table:table-cell table:style-name="ce108"/>
          <table:table-cell table:style-name="ce6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5" office:value-type="float" office:value="22" calcext:value-type="float">
            <text:p>22</text:p>
          </table:table-cell>
          <table:table-cell table:style-name="ce33" table:formula="of:=[.B34]/[.$B$118]" office:value-type="percentage" office:value="0.0286085825747724" calcext:value-type="percentage">
            <text:p>2,86 %</text:p>
          </table:table-cell>
          <table:table-cell table:style-name="ce39" office:value-type="float" office:value="7" calcext:value-type="float">
            <text:p>7</text:p>
          </table:table-cell>
          <table:table-cell/>
          <table:table-cell table:style-name="ce57" office:value-type="string" calcext:value-type="string">
            <text:p>ALCAÑIZ</text:p>
          </table:table-cell>
          <table:table-cell table:style-name="ce77" office:value-type="float" office:value="27" calcext:value-type="float">
            <text:p>27</text:p>
          </table:table-cell>
          <table:table-cell table:style-name="ce95" table:formula="of:=[.G34]/[.$E$18]" office:value-type="percentage" office:value="0.035110533159948" calcext:value-type="percentage">
            <text:p>3,51 %</text:p>
          </table:table-cell>
          <table:table-cell table:style-name="ce108"/>
          <table:table-cell table:style-name="ce6"/>
        </table:table-row>
        <table:table-row table:style-name="ro2">
          <table:table-cell table:style-name="ce14" office:value-type="string" calcext:value-type="string">
            <text:p>Épila</text:p>
          </table:table-cell>
          <table:table-cell table:style-name="ce25" office:value-type="float" office:value="17" calcext:value-type="float">
            <text:p>17</text:p>
          </table:table-cell>
          <table:table-cell table:style-name="ce33" table:formula="of:=[.B35]/[.$B$118]" office:value-type="percentage" office:value="0.0221066319895969" calcext:value-type="percentage">
            <text:p>2,21 %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58" office:value-type="string" calcext:value-type="string">
            <text:p>CALATATYD</text:p>
          </table:table-cell>
          <table:table-cell table:style-name="ce78" office:value-type="float" office:value="26" calcext:value-type="float">
            <text:p>26</text:p>
          </table:table-cell>
          <table:table-cell table:style-name="ce96" table:formula="of:=[.G35]/[.$E$18]" office:value-type="percentage" office:value="0.0338101430429129" calcext:value-type="percentage">
            <text:p>3,38 %</text:p>
          </table:table-cell>
          <table:table-cell table:style-name="ce108"/>
          <table:table-cell table:style-name="ce6"/>
        </table:table-row>
        <table:table-row table:style-name="ro2">
          <table:table-cell table:style-name="ce14" office:value-type="string" calcext:value-type="string">
            <text:p>María de Huerva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36]/[.$B$118]" office:value-type="percentage" office:value="0.0208062418725618" calcext:value-type="percentage">
            <text:p>2,08 %</text:p>
          </table:table-cell>
          <table:table-cell table:style-name="ce39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No identificado</text:p>
          </table:table-cell>
          <table:table-cell table:style-name="ce79" office:value-type="float" office:value="39" calcext:value-type="float">
            <text:p>39</text:p>
          </table:table-cell>
          <table:table-cell table:style-name="ce97" table:formula="of:=[.G36]/[.$E$18]" office:value-type="percentage" office:value="0.0507152145643693" calcext:value-type="percentage">
            <text:p>5,07 %</text:p>
          </table:table-cell>
          <table:table-cell table:style-name="ce108"/>
          <table:table-cell table:style-name="ce6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37]/[.$B$118]" office:value-type="percentage" office:value="0.0195058517555267" calcext:value-type="percentage">
            <text:p>1,95 %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60" office:value-type="string" calcext:value-type="string">
            <text:p>TOTAL</text:p>
          </table:table-cell>
          <table:table-cell table:style-name="ce80" table:formula="of:=SUM([.G28:.G36])" office:value-type="float" office:value="769" calcext:value-type="float">
            <text:p>769</text:p>
          </table:table-cell>
          <table:table-cell table:style-name="ce98"/>
          <table:table-cell table:style-name="ce108"/>
          <table:table-cell table:style-name="ce6"/>
        </table:table-row>
        <table:table-row table:style-name="ro2">
          <table:table-cell table:style-name="ce14" office:value-type="string" calcext:value-type="string">
            <text:p>Cariñena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38]/[.$B$118]" office:value-type="percentage" office:value="0.0182054616384915" calcext:value-type="percentage">
            <text:p>1,82 %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39]/[.$B$118]" office:value-type="percentage" office:value="0.0169050715214564" calcext:value-type="percentage">
            <text:p>1,69 %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4"/>
          <table:table-cell table:style-name="ce61" table:number-columns-repeated="2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40]/[.$B$118]" office:value-type="percentage" office:value="0.0169050715214564" calcext:value-type="percentage">
            <text:p>1,69 %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4"/>
          <table:table-cell table:style-name="ce109" table:number-columns-repeated="2"/>
        </table:table-row>
        <table:table-row table:style-name="ro2">
          <table:table-cell table:style-name="ce14" office:value-type="string" calcext:value-type="string">
            <text:p>Sabiñánigo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41]/[.$B$118]" office:value-type="percentage" office:value="0.0169050715214564" calcext:value-type="percentage">
            <text:p>1,69 %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4"/>
          <table:table-cell table:style-name="ce67" table:number-columns-repeated="2"/>
        </table:table-row>
        <table:table-row table:style-name="ro2">
          <table:table-cell table:style-name="ce14" office:value-type="string" calcext:value-type="string">
            <text:p>Teruel Centro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42]/[.$B$118]" office:value-type="percentage" office:value="0.0169050715214564" calcext:value-type="percentage">
            <text:p>1,69 %</text:p>
          </table:table-cell>
          <table:table-cell table:style-name="ce39" office:value-type="float" office:value="15" calcext:value-type="float">
            <text:p>15</text:p>
          </table:table-cell>
          <table:table-cell/>
          <table:table-cell table:style-name="ce61" office:value-type="string" calcext:value-type="string">
            <text:p>Casos en municipios con más de 10.000 habitantes</text:p>
          </table:table-cell>
          <table:table-cell table:style-name="ce61" table:number-columns-repeated="2"/>
          <table:table-cell table:style-name="ce67" table:number-columns-repeated="2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43]/[.$B$118]" office:value-type="percentage" office:value="0.0169050715214564" calcext:value-type="percentage">
            <text:p>1,69 %</text:p>
          </table:table-cell>
          <table:table-cell table:style-name="ce39" office:value-type="float" office:value="16" calcext:value-type="float">
            <text:p>16</text:p>
          </table:table-cell>
          <table:table-cell/>
          <table:table-cell table:style-name="ce62" office:value-type="string" calcext:value-type="string">
            <text:p>MUNICIPIO</text:p>
          </table:table-cell>
          <table:table-cell table:style-name="ce62" office:value-type="string" calcext:value-type="string">
            <text:p>nº casos</text:p>
          </table:table-cell>
          <table:table-cell table:style-name="ce62" office:value-type="string" calcext:value-type="string">
            <text:p>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Huesca Capital Nº 1 (Perpetuo Socorro)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44]/[.$B$118]" office:value-type="percentage" office:value="0.0156046814044213" calcext:value-type="percentage">
            <text:p>1,56 %</text:p>
          </table:table-cell>
          <table:table-cell table:style-name="ce39" office:value-type="float" office:value="17" calcext:value-type="float">
            <text:p>17</text:p>
          </table:table-cell>
          <table:table-cell/>
          <table:table-cell table:style-name="ce63" office:value-type="string" calcext:value-type="string">
            <text:p>Zaragoza</text:p>
          </table:table-cell>
          <table:table-cell table:style-name="ce81" office:value-type="float" office:value="208" calcext:value-type="float">
            <text:p>208</text:p>
          </table:table-cell>
          <table:table-cell table:style-name="ce99" table:formula="of:=[.G44]/[.$B$118]" office:value-type="percentage" office:value="0.270481144343303" calcext:value-type="percentage">
            <text:p>27,05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45]/[.$B$118]" office:value-type="percentage" office:value="0.0156046814044213" calcext:value-type="percentage">
            <text:p>1,56 %</text:p>
          </table:table-cell>
          <table:table-cell table:style-name="ce39" office:value-type="float" office:value="18" calcext:value-type="float">
            <text:p>18</text:p>
          </table:table-cell>
          <table:table-cell table:style-name="ce47"/>
          <table:table-cell table:style-name="ce64" office:value-type="string" calcext:value-type="string">
            <text:p>Huesca</text:p>
          </table:table-cell>
          <table:table-cell table:style-name="ce82" office:value-type="float" office:value="88" calcext:value-type="float">
            <text:p>88</text:p>
          </table:table-cell>
          <table:table-cell table:style-name="ce100" table:formula="of:=[.G45]/[.$B$118]" office:value-type="percentage" office:value="0.11443433029909" calcext:value-type="percentage">
            <text:p>11,44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46]/[.$B$118]" office:value-type="percentage" office:value="0.0156046814044213" calcext:value-type="percentage">
            <text:p>1,56 %</text:p>
          </table:table-cell>
          <table:table-cell table:style-name="ce39" office:value-type="float" office:value="19" calcext:value-type="float">
            <text:p>19</text:p>
          </table:table-cell>
          <table:table-cell/>
          <table:table-cell table:style-name="ce65" office:value-type="string" calcext:value-type="string">
            <text:p>Teruel</text:p>
          </table:table-cell>
          <table:table-cell table:style-name="ce83" office:value-type="float" office:value="41" calcext:value-type="float">
            <text:p>41</text:p>
          </table:table-cell>
          <table:table-cell table:style-name="ce101" table:formula="of:=[.G46]/[.$B$118]" office:value-type="percentage" office:value="0.0533159947984395" calcext:value-type="percentage">
            <text:p>5,33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47]/[.$B$118]" office:value-type="percentage" office:value="0.0143042912873862" calcext:value-type="percentage">
            <text:p>1,43 %</text:p>
          </table:table-cell>
          <table:table-cell table:style-name="ce39" office:value-type="float" office:value="20" calcext:value-type="float">
            <text:p>20</text:p>
          </table:table-cell>
          <table:table-cell/>
          <table:table-cell table:style-name="ce64" office:value-type="string" calcext:value-type="string">
            <text:p>Jaca</text:p>
          </table:table-cell>
          <table:table-cell table:style-name="ce82" office:value-type="float" office:value="41" calcext:value-type="float">
            <text:p>41</text:p>
          </table:table-cell>
          <table:table-cell table:style-name="ce100" table:formula="of:=[.G47]/[.$B$118]" office:value-type="percentage" office:value="0.0533159947984395" calcext:value-type="percentage">
            <text:p>5,33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48]/[.$B$118]" office:value-type="percentage" office:value="0.0143042912873862" calcext:value-type="percentage">
            <text:p>1,43 %</text:p>
          </table:table-cell>
          <table:table-cell table:style-name="ce39" office:value-type="float" office:value="21" calcext:value-type="float">
            <text:p>21</text:p>
          </table:table-cell>
          <table:table-cell/>
          <table:table-cell table:style-name="ce65" office:value-type="string" calcext:value-type="string">
            <text:p>Fraga</text:p>
          </table:table-cell>
          <table:table-cell table:style-name="ce83" office:value-type="float" office:value="21" calcext:value-type="float">
            <text:p>21</text:p>
          </table:table-cell>
          <table:table-cell table:style-name="ce101" table:formula="of:=[.G48]/[.$B$118]" office:value-type="percentage" office:value="0.0273081924577373" calcext:value-type="percentage">
            <text:p>2,73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ctur Oeste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49]/[.$B$118]" office:value-type="percentage" office:value="0.0130039011703511" calcext:value-type="percentage">
            <text:p>1,30 %</text:p>
          </table:table-cell>
          <table:table-cell table:style-name="ce39" office:value-type="float" office:value="22" calcext:value-type="float">
            <text:p>22</text:p>
          </table:table-cell>
          <table:table-cell/>
          <table:table-cell table:style-name="ce64" office:value-type="string" calcext:value-type="string">
            <text:p>Calatayud</text:p>
          </table:table-cell>
          <table:table-cell table:style-name="ce82" office:value-type="float" office:value="9" calcext:value-type="float">
            <text:p>9</text:p>
          </table:table-cell>
          <table:table-cell table:style-name="ce100" table:formula="of:=[.G49]/[.$B$118]" office:value-type="percentage" office:value="0.011703511053316" calcext:value-type="percentage">
            <text:p>1,17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rrabal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50]/[.$B$118]" office:value-type="percentage" office:value="0.0130039011703511" calcext:value-type="percentage">
            <text:p>1,30 %</text:p>
          </table:table-cell>
          <table:table-cell table:style-name="ce39" office:value-type="float" office:value="23" calcext:value-type="float">
            <text:p>23</text:p>
          </table:table-cell>
          <table:table-cell/>
          <table:table-cell table:style-name="ce65" office:value-type="string" calcext:value-type="string">
            <text:p>Barbastro</text:p>
          </table:table-cell>
          <table:table-cell table:style-name="ce83" office:value-type="float" office:value="7" calcext:value-type="float">
            <text:p>7</text:p>
          </table:table-cell>
          <table:table-cell table:style-name="ce102" table:formula="of:=[.G50]/[.$B$118]" office:value-type="percentage" office:value="0.00910273081924577" calcext:value-type="percentage">
            <text:p>0,91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Delicias Norte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51]/[.$B$118]" office:value-type="percentage" office:value="0.0130039011703511" calcext:value-type="percentage">
            <text:p>1,30 %</text:p>
          </table:table-cell>
          <table:table-cell table:style-name="ce39" office:value-type="float" office:value="24" calcext:value-type="float">
            <text:p>24</text:p>
          </table:table-cell>
          <table:table-cell/>
          <table:table-cell table:style-name="ce64" office:value-type="string" calcext:value-type="string">
            <text:p>Cuarte de Huerva</text:p>
          </table:table-cell>
          <table:table-cell table:style-name="ce82" office:value-type="float" office:value="6" calcext:value-type="float">
            <text:p>6</text:p>
          </table:table-cell>
          <table:table-cell table:style-name="ce100" table:formula="of:=[.G51]/[.$B$118]" office:value-type="percentage" office:value="0.00780234070221066" calcext:value-type="percentage">
            <text:p>0,78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Illueca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52]/[.$B$118]" office:value-type="percentage" office:value="0.0130039011703511" calcext:value-type="percentage">
            <text:p>1,30 %</text:p>
          </table:table-cell>
          <table:table-cell table:style-name="ce39" office:value-type="float" office:value="25" calcext:value-type="float">
            <text:p>25</text:p>
          </table:table-cell>
          <table:table-cell/>
          <table:table-cell table:style-name="ce65" office:value-type="string" calcext:value-type="string">
            <text:p>Monzón</text:p>
          </table:table-cell>
          <table:table-cell table:style-name="ce83" office:value-type="float" office:value="6" calcext:value-type="float">
            <text:p>6</text:p>
          </table:table-cell>
          <table:table-cell table:style-name="ce101" table:formula="of:=[.G52]/[.$B$118]" office:value-type="percentage" office:value="0.00780234070221066" calcext:value-type="percentage">
            <text:p>0,78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La Almunia de Doña Godina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53]/[.$B$118]" office:value-type="percentage" office:value="0.0130039011703511" calcext:value-type="percentage">
            <text:p>1,30 %</text:p>
          </table:table-cell>
          <table:table-cell table:style-name="ce39" office:value-type="float" office:value="26" calcext:value-type="float">
            <text:p>26</text:p>
          </table:table-cell>
          <table:table-cell/>
          <table:table-cell table:style-name="ce64" office:value-type="string" calcext:value-type="string">
            <text:p>Tarazona</text:p>
          </table:table-cell>
          <table:table-cell table:style-name="ce82" office:value-type="float" office:value="4" calcext:value-type="float">
            <text:p>4</text:p>
          </table:table-cell>
          <table:table-cell table:style-name="ce100" table:formula="of:=[.G53]/[.$B$118]" office:value-type="percentage" office:value="0.00520156046814044" calcext:value-type="percentage">
            <text:p>0,52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54]/[.$B$118]" office:value-type="percentage" office:value="0.0130039011703511" calcext:value-type="percentage">
            <text:p>1,30 %</text:p>
          </table:table-cell>
          <table:table-cell table:style-name="ce39" office:value-type="float" office:value="27" calcext:value-type="float">
            <text:p>27</text:p>
          </table:table-cell>
          <table:table-cell/>
          <table:table-cell table:style-name="ce65" office:value-type="string" calcext:value-type="string">
            <text:p>Ejea de los Caballeros</text:p>
          </table:table-cell>
          <table:table-cell table:style-name="ce83" office:value-type="float" office:value="4" calcext:value-type="float">
            <text:p>4</text:p>
          </table:table-cell>
          <table:table-cell table:style-name="ce101" table:formula="of:=[.G54]/[.$B$118]" office:value-type="percentage" office:value="0.00520156046814044" calcext:value-type="percentage">
            <text:p>0,52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Binéfar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55]/[.$B$118]" office:value-type="percentage" office:value="0.011703511053316" calcext:value-type="percentage">
            <text:p>1,17 %</text:p>
          </table:table-cell>
          <table:table-cell table:style-name="ce40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Utebo</text:p>
          </table:table-cell>
          <table:table-cell table:style-name="ce82" office:value-type="float" office:value="3" calcext:value-type="float">
            <text:p>3</text:p>
          </table:table-cell>
          <table:table-cell table:style-name="ce100" table:formula="of:=[.G55]/[.$B$118]" office:value-type="percentage" office:value="0.00390117035110533" calcext:value-type="percentage">
            <text:p>0,39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Híjar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56]/[.$B$118]" office:value-type="percentage" office:value="0.011703511053316" calcext:value-type="percentage">
            <text:p>1,17 %</text:p>
          </table:table-cell>
          <table:table-cell table:style-name="ce40" office:value-type="float" office:value="29" calcext:value-type="float">
            <text:p>29</text:p>
          </table:table-cell>
          <table:table-cell/>
          <table:table-cell table:style-name="ce65" office:value-type="string" calcext:value-type="string">
            <text:p>Alcañiz</text:p>
          </table:table-cell>
          <table:table-cell table:style-name="ce83" office:value-type="float" office:value="2" calcext:value-type="float">
            <text:p>2</text:p>
          </table:table-cell>
          <table:table-cell table:style-name="ce101" table:formula="of:=[.G56]/[.$B$118]" office:value-type="percentage" office:value="0.00260078023407022" calcext:value-type="percentage">
            <text:p>0,26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San José Sur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57]/[.$B$118]" office:value-type="percentage" office:value="0.011703511053316" calcext:value-type="percentage">
            <text:p>1,17 %</text:p>
          </table:table-cell>
          <table:table-cell table:style-name="ce40" office:value-type="float" office:value="30" calcext:value-type="float">
            <text:p>30</text:p>
          </table:table-cell>
          <table:table-cell/>
          <table:table-cell table:style-name="ce66" office:value-type="string" calcext:value-type="string">
            <text:p>TOTAL</text:p>
          </table:table-cell>
          <table:table-cell table:style-name="ce84" table:formula="of:=SUM([.G44:.G56])" office:value-type="float" office:value="440" calcext:value-type="float">
            <text:p>440</text:p>
          </table:table-cell>
          <table:table-cell table:style-name="ce103" table:formula="of:=[.G57]/[.B118]" office:value-type="percentage" office:value="0.572171651495449" calcext:value-type="percentage">
            <text:p>57,22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Tamarite de Litera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58]/[.$B$118]" office:value-type="percentage" office:value="0.011703511053316" calcext:value-type="percentage">
            <text:p>1,17 %</text:p>
          </table:table-cell>
          <table:table-cell table:style-name="ce40" office:value-type="float" office:value="31" calcext:value-type="float">
            <text:p>31</text:p>
          </table:table-cell>
          <table:table-cell/>
          <table:table-cell table:style-name="ce67" table:number-columns-repeated="3"/>
          <table:table-cell table:number-columns-repeated="2"/>
        </table:table-row>
        <table:table-row table:style-name="ro2">
          <table:table-cell table:style-name="ce15" office:value-type="string" calcext:value-type="string">
            <text:p>Calatayud Urbano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59]/[.$B$118]" office:value-type="percentage" office:value="0.0104031209362809" calcext:value-type="percentage">
            <text:p>1,04 %</text:p>
          </table:table-cell>
          <table:table-cell table:style-name="ce40" office:value-type="float" office:value="32" calcext:value-type="float">
            <text:p>32</text:p>
          </table:table-cell>
          <table:table-cell/>
          <table:table-cell table:style-name="ce67" table:number-columns-repeated="3"/>
          <table:table-cell table:number-columns-repeated="2"/>
        </table:table-row>
        <table:table-row table:style-name="ro2">
          <table:table-cell table:style-name="ce15" office:value-type="string" calcext:value-type="string">
            <text:p>Gallur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60]/[.$B$118]" office:value-type="percentage" office:value="0.0104031209362809" calcext:value-type="percentage">
            <text:p>1,04 %</text:p>
          </table:table-cell>
          <table:table-cell table:style-name="ce40" office:value-type="float" office:value="33" calcext:value-type="float">
            <text:p>33</text:p>
          </table:table-cell>
          <table:table-cell/>
          <table:table-cell table:style-name="ce67" table:number-columns-repeated="3"/>
          <table:table-cell table:number-columns-repeated="2"/>
        </table:table-row>
        <table:table-row table:style-name="ro2">
          <table:table-cell table:style-name="ce15" office:value-type="string" calcext:value-type="string">
            <text:p>Sagasta-Ruiseñores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61]/[.$B$118]" office:value-type="percentage" office:value="0.0104031209362809" calcext:value-type="percentage">
            <text:p>1,04 %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barracín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62]/[.$B$118]" office:value-type="percentage" office:value="0.00910273081924577" calcext:value-type="percentage">
            <text:p>0,91 %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Barbastro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63]/[.$B$118]" office:value-type="percentage" office:value="0.00910273081924577" calcext:value-type="percentage">
            <text:p>0,91 %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Bombarda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64]/[.$B$118]" office:value-type="percentage" office:value="0.00910273081924577" calcext:value-type="percentage">
            <text:p>0,91 %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Valdefierro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65]/[.$B$118]" office:value-type="percentage" office:value="0.00910273081924577" calcext:value-type="percentage">
            <text:p>0,91 %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Fuentes de Ebro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66]/[.$B$118]" office:value-type="percentage" office:value="0.00780234070221066" calcext:value-type="percentage">
            <text:p>0,78 %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Monzón Urbano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67]/[.$B$118]" office:value-type="percentage" office:value="0.00780234070221066" calcext:value-type="percentage">
            <text:p>0,78 %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Tarazona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68]/[.$B$118]" office:value-type="percentage" office:value="0.00780234070221066" calcext:value-type="percentage">
            <text:p>0,78 %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Univérsitas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69]/[.$B$118]" office:value-type="percentage" office:value="0.00780234070221066" calcext:value-type="percentage">
            <text:p>0,78 %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Valderrobres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70]/[.$B$118]" office:value-type="percentage" office:value="0.00780234070221066" calcext:value-type="percentage">
            <text:p>0,78 %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ctur Norte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71]/[.$B$118]" office:value-type="percentage" office:value="0.00650195058517555" calcext:value-type="percentage">
            <text:p>0,65 %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Biescas-Valle De Ten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72]/[.$B$118]" office:value-type="percentage" office:value="0.00650195058517555" calcext:value-type="percentage">
            <text:p>0,65 %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Delicias Sur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73]/[.$B$118]" office:value-type="percentage" office:value="0.00650195058517555" calcext:value-type="percentage">
            <text:p>0,65 %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Sabiñán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74]/[.$B$118]" office:value-type="percentage" office:value="0.00650195058517555" calcext:value-type="percentage">
            <text:p>0,65 %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2"/>
          <table:table-cell table:style-name="ce85"/>
          <table:table-cell table:number-columns-repeated="3"/>
        </table:table-row>
        <table:table-row table:style-name="ro2">
          <table:table-cell table:style-name="ce15" office:value-type="string" calcext:value-type="string">
            <text:p>Torre Ramon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75]/[.$B$118]" office:value-type="percentage" office:value="0.00650195058517555" calcext:value-type="percentage">
            <text:p>0,65 %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Torrero - La Paz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76]/[.$B$118]" office:value-type="percentage" office:value="0.00650195058517555" calcext:value-type="percentage">
            <text:p>0,65 %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mudévar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77]/[.$B$118]" office:value-type="percentage" office:value="0.00520156046814044" calcext:value-type="percentage">
            <text:p>0,52 %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land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78]/[.$B$118]" office:value-type="percentage" office:value="0.00520156046814044" calcext:value-type="percentage">
            <text:p>0,52 %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stejón de Sos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79]/[.$B$118]" office:value-type="percentage" office:value="0.00520156046814044" calcext:value-type="percentage">
            <text:p>0,52 %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Ejea de los Caballeros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80]/[.$B$118]" office:value-type="percentage" office:value="0.00520156046814044" calcext:value-type="percentage">
            <text:p>0,52 %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Fernando El Católico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81]/[.$B$118]" office:value-type="percentage" office:value="0.00520156046814044" calcext:value-type="percentage">
            <text:p>0,52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Hecho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82]/[.$B$118]" office:value-type="percentage" office:value="0.00520156046814044" calcext:value-type="percentage">
            <text:p>0,52 %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Mequinenz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83]/[.$B$118]" office:value-type="percentage" office:value="0.00520156046814044" calcext:value-type="percentage">
            <text:p>0,52 %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Miralbueno-Garrapinillos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84]/[.$B$118]" office:value-type="percentage" office:value="0.00520156046814044" calcext:value-type="percentage">
            <text:p>0,52 %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Utebo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85]/[.$B$118]" office:value-type="percentage" office:value="0.00520156046814044" calcext:value-type="percentage">
            <text:p>0,52 %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Zalfonad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86]/[.$B$118]" office:value-type="percentage" office:value="0.00520156046814044" calcext:value-type="percentage">
            <text:p>0,52 %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Báguena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87]/[.$B$118]" office:value-type="percentage" office:value="0.00390117035110533" calcext:value-type="percentage">
            <text:p>0,39 %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setas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88]/[.$B$118]" office:value-type="percentage" office:value="0.00390117035110533" calcext:value-type="percentage">
            <text:p>0,39 %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Huesca Rural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89]/[.$B$118]" office:value-type="percentage" office:value="0.00390117035110533" calcext:value-type="percentage">
            <text:p>0,39 %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Rebolería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0]/[.$B$118]" office:value-type="percentage" office:value="0.00390117035110533" calcext:value-type="percentage">
            <text:p>0,39 %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San José Centro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1]/[.$B$118]" office:value-type="percentage" office:value="0.00390117035110533" calcext:value-type="percentage">
            <text:p>0,39 %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Santa Isabel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2]/[.$B$118]" office:value-type="percentage" office:value="0.00390117035110533" calcext:value-type="percentage">
            <text:p>0,39 %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balate de Cinca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93]/[.$B$118]" office:value-type="percentage" office:value="0.00260078023407022" calcext:value-type="percentage">
            <text:p>0,26 %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cañiz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94]/[.$B$118]" office:value-type="percentage" office:value="0.00260078023407022" calcext:value-type="percentage">
            <text:p>0,26 %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iaga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95]/[.$B$118]" office:value-type="percentage" office:value="0.00260078023407022" calcext:value-type="percentage">
            <text:p>0,26 %</text:p>
          </table:table-cell>
          <table:table-cell table:style-name="ce40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ndorra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96]/[.$B$118]" office:value-type="percentage" office:value="0.00260078023407022" calcext:value-type="percentage">
            <text:p>0,26 %</text:p>
          </table:table-cell>
          <table:table-cell table:style-name="ce40"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Borja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97]/[.$B$118]" office:value-type="percentage" office:value="0.00260078023407022" calcext:value-type="percentage">
            <text:p>0,26 %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laceite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98]/[.$B$118]" office:value-type="percentage" office:value="0.00260078023407022" calcext:value-type="percentage">
            <text:p>0,26 %</text:p>
          </table:table-cell>
          <table:table-cell table:style-name="ce40"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lamocha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99]/[.$B$118]" office:value-type="percentage" office:value="0.00260078023407022" calcext:value-type="percentage">
            <text:p>0,26 %</text:p>
          </table:table-cell>
          <table:table-cell table:style-name="ce40"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latayud Rural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100]/[.$B$118]" office:value-type="percentage" office:value="0.00260078023407022" calcext:value-type="percentage">
            <text:p>0,26 %</text:p>
          </table:table-cell>
          <table:table-cell table:style-name="ce40"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sablanca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101]/[.$B$118]" office:value-type="percentage" office:value="0.00260078023407022" calcext:value-type="percentage">
            <text:p>0,26 %</text:p>
          </table:table-cell>
          <table:table-cell table:style-name="ce40"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Hernán Cortés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102]/[.$B$118]" office:value-type="percentage" office:value="0.00260078023407022" calcext:value-type="percentage">
            <text:p>0,26 %</text:p>
          </table:table-cell>
          <table:table-cell table:style-name="ce40"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Independencia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103]/[.$B$118]" office:value-type="percentage" office:value="0.00260078023407022" calcext:value-type="percentage">
            <text:p>0,26 %</text:p>
          </table:table-cell>
          <table:table-cell table:style-name="ce40" office:value-type="float" office:value="76" calcext:value-type="float">
            <text:p>7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Venecia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104]/[.$B$118]" office:value-type="percentage" office:value="0.00260078023407022" calcext:value-type="percentage">
            <text:p>0,26 %</text:p>
          </table:table-cell>
          <table:table-cell table:style-name="ce40"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ínsa</text:p>
          </table:table-cell>
          <table:table-cell table:style-name="ce26" office:value-type="float" office:value="1" calcext:value-type="float">
            <text:p>1</text:p>
          </table:table-cell>
          <table:table-cell table:style-name="ce34" table:formula="of:=[.B105]/[.$B$118]" office:value-type="percentage" office:value="0.00130039011703511" calcext:value-type="percentage">
            <text:p>0,13 %</text:p>
          </table:table-cell>
          <table:table-cell table:style-name="ce40" office:value-type="float" office:value="78" calcext:value-type="float">
            <text:p>7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corisa</text:p>
          </table:table-cell>
          <table:table-cell table:style-name="ce26" office:value-type="float" office:value="1" calcext:value-type="float">
            <text:p>1</text:p>
          </table:table-cell>
          <table:table-cell table:style-name="ce34" table:formula="of:=[.B106]/[.$B$118]" office:value-type="percentage" office:value="0.00130039011703511" calcext:value-type="percentage">
            <text:p>0,13 %</text:p>
          </table:table-cell>
          <table:table-cell table:style-name="ce40" office:value-type="float" office:value="79" calcext:value-type="float">
            <text:p>79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lfajarín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07]/[.$B$118]" office:value-type="percentage" office:value="0.00130039011703511" calcext:value-type="percentage">
            <text:p>0,13 %</text:p>
          </table:table-cell>
          <table:table-cell table:style-name="ce40"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lmozar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08]/[.$B$118]" office:value-type="percentage" office:value="0.00130039011703511" calcext:value-type="percentage">
            <text:p>0,13 %</text:p>
          </table:table-cell>
          <table:table-cell table:style-name="ce40"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spe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09]/[.$B$118]" office:value-type="percentage" office:value="0.00130039011703511" calcext:value-type="percentage">
            <text:p>0,13 %</text:p>
          </table:table-cell>
          <table:table-cell table:style-name="ce40"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Daroc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0]/[.$B$118]" office:value-type="percentage" office:value="0.00130039011703511" calcext:value-type="percentage">
            <text:p>0,13 %</text:p>
          </table:table-cell>
          <table:table-cell table:style-name="ce40" office:value-type="float" office:value="83" calcext:value-type="float">
            <text:p>83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Lafortunad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1]/[.$B$118]" office:value-type="percentage" office:value="0.00130039011703511" calcext:value-type="percentage">
            <text:p>0,13 %</text:p>
          </table:table-cell>
          <table:table-cell table:style-name="ce40" office:value-type="float" office:value="84" calcext:value-type="float">
            <text:p>84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Lun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2]/[.$B$118]" office:value-type="percentage" office:value="0.00130039011703511" calcext:value-type="percentage">
            <text:p>0,13 %</text:p>
          </table:table-cell>
          <table:table-cell table:style-name="ce40" office:value-type="float" office:value="85" calcext:value-type="float">
            <text:p>85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Romareda - Seminario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3]/[.$B$118]" office:value-type="percentage" office:value="0.00130039011703511" calcext:value-type="percentage">
            <text:p>0,13 %</text:p>
          </table:table-cell>
          <table:table-cell table:style-name="ce40" office:value-type="float" office:value="86" calcext:value-type="float">
            <text:p>86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San José Norte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4]/[.$B$118]" office:value-type="percentage" office:value="0.00130039011703511" calcext:value-type="percentage">
            <text:p>0,13 %</text:p>
          </table:table-cell>
          <table:table-cell table:style-name="ce40" office:value-type="float" office:value="87" calcext:value-type="float">
            <text:p>87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Sariñen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5]/[.$B$118]" office:value-type="percentage" office:value="0.00130039011703511" calcext:value-type="percentage">
            <text:p>0,13 %</text:p>
          </table:table-cell>
          <table:table-cell table:style-name="ce40" office:value-type="float" office:value="88" calcext:value-type="float">
            <text:p>88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Utrillas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6]/[.$B$118]" office:value-type="percentage" office:value="0.00130039011703511" calcext:value-type="percentage">
            <text:p>0,13 %</text:p>
          </table:table-cell>
          <table:table-cell table:style-name="ce40" office:value-type="float" office:value="89" calcext:value-type="float">
            <text:p>89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Zona básica de salud no identificada</text:p>
          </table:table-cell>
          <table:table-cell table:style-name="ce27" office:value-type="float" office:value="36" calcext:value-type="float">
            <text:p>36</text:p>
          </table:table-cell>
          <table:table-cell table:style-name="ce34" table:formula="of:=[.B117]/[.$B$118]" office:value-type="percentage" office:value="0.046814044213264" calcext:value-type="percentage">
            <text:p>4,68 %</text:p>
          </table:table-cell>
          <table:table-cell table:style-name="ce40"/>
          <table:table-cell table:number-columns-repeated="6"/>
        </table:table-row>
        <table:table-row table:style-name="ro5">
          <table:table-cell table:style-name="ce17" office:value-type="string" calcext:value-type="string">
            <text:p>Total casos confirmados en Aragón</text:p>
          </table:table-cell>
          <table:table-cell table:style-name="ce28" table:formula="of:=SUM([.B28:.B117])" office:value-type="float" office:value="769" calcext:value-type="float">
            <text:p>769</text:p>
          </table:table-cell>
          <table:table-cell table:number-columns-repeated="8"/>
        </table:table-row>
        <table:table-row table:style-name="ro3" table:number-rows-repeated="1048457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1025'.$A$1" table:cell-range-address="$'20201025'.$A$27:.$D$118"/>
        </table:named-expressions>
      </table:table>
      <table:named-expressions/>
      <table:database-ranges>
        <table:database-range table:name="__Anonymous_Sheet_DB__0" table:target-range-address="'20201025'.A27:'20201025'.D11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025" style:display-name="PageStyle_2020102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0-26T17:15:10</dc:date>
    <meta:generator>LibreOffice/6.0.7.3$Linux_X86_64 LibreOffice_project/00m0$Build-3</meta:generator>
    <meta:document-statistic meta:table-count="1" meta:cell-count="538" meta:object-count="0"/>
    <meta:user-defined meta:name="AppVersion">12.00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